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de6f" officeooo:paragraph-rsid="0012de6f"/>
    </style:style>
    <style:style style:name="P2" style:family="paragraph" style:parent-style-name="Standard">
      <style:text-properties officeooo:rsid="0015b19b" officeooo:paragraph-rsid="0015b19b"/>
    </style:style>
    <style:style style:name="P3" style:family="paragraph" style:parent-style-name="Standard">
      <style:text-properties officeooo:rsid="0015b19b" officeooo:paragraph-rsid="0015b19b"/>
    </style:style>
    <style:style style:name="P4" style:family="paragraph" style:parent-style-name="Standard">
      <style:text-properties officeooo:rsid="00192f7c" officeooo:paragraph-rsid="00192f7c"/>
    </style:style>
    <style:style style:name="T1" style:family="text">
      <style:text-properties officeooo:rsid="0016e0f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2</text:p>
      <text:p text:style-name="P1">1.</text:p>
      <text:p text:style-name="P1">import java.util.Scanner;</text:p>
      <text:p text:style-name="P1"/>
      <text:p text:style-name="P1"/>
      <text:p text:style-name="P1">class Rectangle</text:p>
      <text:p text:style-name="P1">{</text:p>
      <text:p text:style-name="P1"><text:tab/>int length;</text:p>
      <text:p text:style-name="P1"><text:tab/>int breadth;</text:p>
      <text:p text:style-name="P1"><text:tab/>int area;</text:p>
      <text:p text:style-name="P1"><text:tab/>Rectangle()</text:p>
      <text:p text:style-name="P1"><text:tab/>{</text:p>
      <text:p text:style-name="P1"><text:tab/><text:tab/>Scanner sc = new Scanner(System.in);</text:p>
      <text:p text:style-name="P1"><text:tab/><text:tab/>System.out.println("Enter length and breadth");</text:p>
      <text:p text:style-name="P1"><text:tab/><text:tab/>length = sc.nextInt();</text:p>
      <text:p text:style-name="P1"><text:tab/><text:tab/>breadth = sc.nextInt();</text:p>
      <text:p text:style-name="P1"><text:tab/>}</text:p>
      <text:p text:style-name="P1"><text:tab/>void areaRectangle()</text:p>
      <text:p text:style-name="P1"><text:tab/>{</text:p>
      <text:p text:style-name="P1"><text:tab/><text:tab/>area = length * breadth;</text:p>
      <text:p text:style-name="P1"><text:tab/><text:tab/>System.out.println("Area of rectangle is "+ area);</text:p>
      <text:p text:style-name="P1"><text:tab/><text:tab/>System.out.println();</text:p>
      <text:p text:style-name="P1"><text:tab/>}</text:p>
      <text:p text:style-name="P1">}</text:p>
      <text:p text:style-name="P1"/>
      <text:p text:style-name="P1">class Circle</text:p>
      <text:p text:style-name="P1">{</text:p>
      <text:p text:style-name="P1"><text:tab/>int radius;</text:p>
      <text:p text:style-name="P1"><text:tab/>double area;</text:p>
      <text:p text:style-name="P1"><text:tab/>Circle()</text:p>
      <text:p text:style-name="P1"><text:tab/>{</text:p>
      <text:p text:style-name="P1"><text:tab/><text:tab/>Scanner sc = new Scanner(System.in);</text:p>
      <text:p text:style-name="P1"><text:tab/><text:tab/>System.out.println("Enter radius");</text:p>
      <text:p text:style-name="P1"><text:tab/><text:tab/>radius = sc.nextInt();</text:p>
      <text:p text:style-name="P1"><text:tab/>}</text:p>
      <text:p text:style-name="P1"><text:tab/>void areaCircle()</text:p>
      <text:p text:style-name="P1"><text:tab/>{</text:p>
      <text:p text:style-name="P1"><text:tab/><text:tab/>area = Math.PI * (double)radius *(double)radius;</text:p>
      <text:p text:style-name="P1"><text:tab/><text:tab/>System.out.println("Area of circle is "+ area);</text:p>
      <text:p text:style-name="P1"><text:tab/><text:tab/>System.out.println();</text:p>
      <text:p text:style-name="P1"><text:tab/>}</text:p>
      <text:p text:style-name="P1">}</text:p>
      <text:p text:style-name="P1"/>
      <text:p text:style-name="P1">class Triangle</text:p>
      <text:p text:style-name="P1">{</text:p>
      <text:p text:style-name="P1"><text:tab/>double base;</text:p>
      <text:p text:style-name="P1"><text:tab/>double height;</text:p>
      <text:p text:style-name="P1"><text:tab/>double area;</text:p>
      <text:p text:style-name="P1"><text:tab/>Triangle()</text:p>
      <text:p text:style-name="P1"><text:tab/>{</text:p>
      <text:p text:style-name="P1"><text:tab/><text:tab/>Scanner sc = new Scanner(System.in);</text:p>
      <text:p text:style-name="P1"><text:tab/><text:tab/>System.out.println("Enter base length and height");</text:p>
      <text:p text:style-name="P1"><text:soft-page-break/><text:tab/><text:tab/>base = sc.nextDouble();</text:p>
      <text:p text:style-name="P1"><text:tab/><text:tab/>height = sc.nextDouble();</text:p>
      <text:p text:style-name="P1"><text:tab/>}</text:p>
      <text:p text:style-name="P1"><text:tab/>void areaTriangle()</text:p>
      <text:p text:style-name="P1"><text:tab/>{</text:p>
      <text:p text:style-name="P1"><text:tab/><text:tab/>area = 0.5 * base * height;</text:p>
      <text:p text:style-name="P1"><text:tab/><text:tab/>System.out.println("Area of triangle is "+ area);</text:p>
      <text:p text:style-name="P1"><text:tab/><text:tab/>System.out.println();</text:p>
      <text:p text:style-name="P1"><text:tab/>}</text:p>
      <text:p text:style-name="P1">}</text:p>
      <text:p text:style-name="P1"/>
      <text:p text:style-name="P1">class Trapezoid</text:p>
      <text:p text:style-name="P1">{</text:p>
      <text:p text:style-name="P1"><text:tab/>double l1;</text:p>
      <text:p text:style-name="P1"><text:tab/>double l2;</text:p>
      <text:p text:style-name="P1"><text:tab/>double height;</text:p>
      <text:p text:style-name="P1"><text:tab/>double area;</text:p>
      <text:p text:style-name="P1"><text:tab/>Trapezoid()</text:p>
      <text:p text:style-name="P1"><text:tab/>{</text:p>
      <text:p text:style-name="P1"><text:tab/><text:tab/>Scanner sc = new Scanner(System.in);</text:p>
      <text:p text:style-name="P1"><text:tab/><text:tab/>System.out.println("Enter lengths of parallel side");</text:p>
      <text:p text:style-name="P1"><text:tab/><text:tab/>l1 = sc.nextDouble();</text:p>
      <text:p text:style-name="P1"><text:tab/><text:tab/>l2 = sc.nextDouble();</text:p>
      <text:p text:style-name="P1"><text:tab/><text:tab/>System.out.println("Enter height");</text:p>
      <text:p text:style-name="P1"><text:tab/><text:tab/>height = sc.nextDouble();</text:p>
      <text:p text:style-name="P1"><text:tab/>}</text:p>
      <text:p text:style-name="P1"><text:tab/>void areaTrapezoid()</text:p>
      <text:p text:style-name="P1"><text:tab/>{</text:p>
      <text:p text:style-name="P1"><text:tab/><text:tab/>area = 0.5 * (l1 + l2) * height;</text:p>
      <text:p text:style-name="P1"><text:tab/><text:tab/>System.out.println("Area of trapezoid is "+ area);</text:p>
      <text:p text:style-name="P1"><text:tab/><text:tab/>System.out.println();</text:p>
      <text:p text:style-name="P1"><text:tab/>}</text:p>
      <text:p text:style-name="P1">}</text:p>
      <text:p text:style-name="P1"/>
      <text:p text:style-name="P1">public class Area</text:p>
      <text:p text:style-name="P1">{</text:p>
      <text:p text:style-name="P1"><text:tab/>public static void main (String[] args)</text:p>
      <text:p text:style-name="P1"><text:tab/>{</text:p>
      <text:p text:style-name="P1"><text:tab/><text:tab/>Scanner sc = new Scanner(System.in);</text:p>
      <text:p text:style-name="P1"><text:tab/><text:tab/>int choice;</text:p>
      <text:p text:style-name="P1"><text:tab/><text:tab/>do</text:p>
      <text:p text:style-name="P1"><text:tab/><text:tab/>{</text:p>
      <text:p text:style-name="P1"><text:tab/><text:tab/><text:tab/>System.out.println("Find area of\n 1.Rectangle\n 2.Circle\n 3.Triangle\n 4.Trapezoid\n 5.EXIT");</text:p>
      <text:p text:style-name="P1"><text:tab/><text:tab/><text:tab/>choice = sc.nextInt();</text:p>
      <text:p text:style-name="P1"><text:tab/><text:tab/><text:tab/>switch(choice)</text:p>
      <text:p text:style-name="P1"><text:tab/><text:tab/><text:tab/>{</text:p>
      <text:p text:style-name="P1"><text:tab/><text:tab/><text:tab/><text:tab/>case 1:</text:p>
      <text:p text:style-name="P1"><text:tab/><text:tab/><text:tab/><text:tab/>Rectangle rectangle = new Rectangle();</text:p>
      <text:p text:style-name="P1"><text:tab/><text:tab/><text:tab/><text:tab/>rectangle.areaRectangle();</text:p>
      <text:p text:style-name="P1"><text:tab/><text:tab/><text:tab/><text:tab/>break;</text:p>
      <text:p text:style-name="P1"><text:tab/><text:tab/><text:tab/><text:tab/>case 2:</text:p>
      <text:p text:style-name="P1"><text:soft-page-break/><text:tab/><text:tab/><text:tab/><text:tab/>Circle circle = new Circle();</text:p>
      <text:p text:style-name="P1"><text:tab/><text:tab/><text:tab/><text:tab/>circle.areaCircle();</text:p>
      <text:p text:style-name="P1"><text:tab/><text:tab/><text:tab/><text:tab/>break;</text:p>
      <text:p text:style-name="P1"><text:tab/><text:tab/><text:tab/><text:tab/>case 3:</text:p>
      <text:p text:style-name="P1"><text:tab/><text:tab/><text:tab/><text:tab/>Triangle triangle = new Triangle();</text:p>
      <text:p text:style-name="P1"><text:tab/><text:tab/><text:tab/><text:tab/>triangle.areaTriangle();</text:p>
      <text:p text:style-name="P1"><text:tab/><text:tab/><text:tab/><text:tab/>break;</text:p>
      <text:p text:style-name="P1"><text:tab/><text:tab/><text:tab/><text:tab/>case 4:</text:p>
      <text:p text:style-name="P1"><text:tab/><text:tab/><text:tab/><text:tab/>Trapezoid trapezoid = new Trapezoid();</text:p>
      <text:p text:style-name="P1"><text:tab/><text:tab/><text:tab/><text:tab/>trapezoid.areaTrapezoid();</text:p>
      <text:p text:style-name="P1"><text:tab/><text:tab/><text:tab/><text:tab/>break;</text:p>
      <text:p text:style-name="P1"><text:tab/><text:tab/><text:tab/><text:tab/>case 5:</text:p>
      <text:p text:style-name="P1"><text:tab/><text:tab/><text:tab/><text:tab/>System.out.println("Thank You!!");</text:p>
      <text:p text:style-name="P1"><text:tab/><text:tab/><text:tab/><text:tab/>break;</text:p>
      <text:p text:style-name="P1"><text:tab/><text:tab/><text:tab/><text:tab/>default:</text:p>
      <text:p text:style-name="P1"><text:tab/><text:tab/><text:tab/><text:tab/>System.out.println("Invalid option. Try again.\n");</text:p>
      <text:p text:style-name="P1"><text:tab/><text:tab/><text:tab/><text:tab/>}</text:p>
      <text:p text:style-name="P1"><text:tab/><text:tab/>}while(choice != 5);</text:p>
      <text:p text:style-name="P1"><text:tab/>}</text:p>
      <text:p text:style-name="P1"/>
      <text:p text:style-name="P1">}</text:p>
      <text:p text:style-name="P1"/>
      <text:p text:style-name="P2"><text:span text:style-name="T1">2</text:span>.</text:p>
      <text:p text:style-name="P2">import java.util.Scanner;</text:p>
      <text:p text:style-name="P2"/>
      <text:p text:style-name="P2">public class Rectangle</text:p>
      <text:p text:style-name="P2">{</text:p>
      <text:p text:style-name="P2"><text:tab/>int length;</text:p>
      <text:p text:style-name="P2"><text:tab/>int breadth;</text:p>
      <text:p text:style-name="P2"><text:tab/>int area;</text:p>
      <text:p text:style-name="P2"><text:tab/>int perimeter;</text:p>
      <text:p text:style-name="P2"><text:tab/>static Scanner sc;</text:p>
      <text:p text:style-name="P2"><text:tab/>Rectangle()</text:p>
      <text:p text:style-name="P2"><text:tab/>{</text:p>
      <text:p text:style-name="P2"><text:tab/><text:tab/>System.out.println("Enter length and breadth");</text:p>
      <text:p text:style-name="P2"><text:tab/><text:tab/>this.length = sc.nextInt();</text:p>
      <text:p text:style-name="P2"><text:tab/><text:tab/>this.breadth = sc.nextInt();</text:p>
      <text:p text:style-name="P2"><text:tab/>}</text:p>
      <text:p text:style-name="P2"><text:tab/>Rectangle(int length, int breadth)</text:p>
      <text:p text:style-name="P2"><text:tab/>{</text:p>
      <text:p text:style-name="P2"><text:tab/><text:tab/>this.length = length;</text:p>
      <text:p text:style-name="P2"><text:tab/><text:tab/>this.breadth = breadth;</text:p>
      <text:p text:style-name="P2"><text:tab/>}</text:p>
      <text:p text:style-name="P2"><text:tab/>public void area()</text:p>
      <text:p text:style-name="P2"><text:tab/>{</text:p>
      <text:p text:style-name="P2"><text:tab/><text:tab/>this.area = this.length * this.breadth;</text:p>
      <text:p text:style-name="P2"><text:s text:c="2"/><text:tab/><text:tab/>System.out.println("Area is " + area);</text:p>
      <text:p text:style-name="P2"><text:tab/>}</text:p>
      <text:p text:style-name="P2"><text:tab/>public void perimeter()</text:p>
      <text:p text:style-name="P2"><text:tab/>{</text:p>
      <text:p text:style-name="P2"><text:tab/><text:tab/>this.perimeter = 2 * (this.length + this.breadth);</text:p>
      <text:p text:style-name="P2"><text:tab/><text:tab/>System.out.println("Perimeter is " + perimeter);</text:p>
      <text:p text:style-name="P2"><text:soft-page-break/><text:tab/>}</text:p>
      <text:p text:style-name="P2"><text:tab/>public int sameArea(Rectangle r)</text:p>
      <text:p text:style-name="P2"><text:tab/>{</text:p>
      <text:p text:style-name="P2"><text:tab/><text:tab/>if(this.area == r.area)</text:p>
      <text:p text:style-name="P2"><text:tab/><text:tab/>{</text:p>
      <text:p text:style-name="P2"><text:tab/><text:tab/><text:tab/>return 1;</text:p>
      <text:p text:style-name="P2"><text:tab/><text:tab/>}</text:p>
      <text:p text:style-name="P2"><text:tab/><text:tab/>else</text:p>
      <text:p text:style-name="P2"><text:tab/><text:tab/>{ </text:p>
      <text:p text:style-name="P2"><text:tab/><text:tab/><text:tab/>return 0;</text:p>
      <text:p text:style-name="P2"><text:tab/><text:tab/>}</text:p>
      <text:p text:style-name="P2"><text:tab/>}</text:p>
      <text:p text:style-name="P2"><text:tab/>public static void main (String[] args)</text:p>
      <text:p text:style-name="P2"><text:tab/>{</text:p>
      <text:p text:style-name="P2"><text:tab/><text:tab/>sc = new Scanner(System.in);</text:p>
      <text:p text:style-name="P2"><text:tab/><text:tab/>System.out.println("Enter details of 1st rectangle");</text:p>
      <text:p text:style-name="P2"><text:tab/><text:tab/>Rectangle obj1 = new Rectangle();</text:p>
      <text:p text:style-name="P2"><text:tab/><text:tab/>obj1.area();</text:p>
      <text:p text:style-name="P2"><text:tab/><text:tab/>obj1.perimeter();</text:p>
      <text:p text:style-name="P2"/>
      <text:p text:style-name="P2"><text:tab/><text:tab/>System.out.println("Enter details of 2nd rectangle");</text:p>
      <text:p text:style-name="P2"><text:tab/><text:tab/>System.out.println("Enter length and breadth");</text:p>
      <text:p text:style-name="P2"><text:tab/><text:tab/>int l = sc.nextInt();</text:p>
      <text:p text:style-name="P2"><text:tab/><text:tab/>int b = sc.nextInt();</text:p>
      <text:p text:style-name="P2"><text:tab/><text:tab/>Rectangle obj2 = new Rectangle(l,b);</text:p>
      <text:p text:style-name="P2"><text:tab/><text:tab/>obj2.area();</text:p>
      <text:p text:style-name="P2"><text:tab/><text:tab/>obj2.perimeter();</text:p>
      <text:p text:style-name="P2"><text:tab/><text:tab/>int result = obj2.sameArea(obj1);</text:p>
      <text:p text:style-name="P2"><text:tab/><text:tab/>if(result == 1)</text:p>
      <text:p text:style-name="P2"><text:tab/><text:tab/>{</text:p>
      <text:p text:style-name="P2"><text:tab/><text:tab/><text:tab/>System.out.println("Areas are same");<text:tab/></text:p>
      <text:p text:style-name="P2"><text:tab/><text:tab/>}</text:p>
      <text:p text:style-name="P2"><text:tab/><text:tab/>else</text:p>
      <text:p text:style-name="P2"><text:tab/><text:tab/>{</text:p>
      <text:p text:style-name="P2"><text:tab/><text:tab/><text:tab/>System.out.println("Areas are not same");<text:tab/></text:p>
      <text:p text:style-name="P2"><text:tab/><text:tab/>}</text:p>
      <text:p text:style-name="P2"><text:tab/>}</text:p>
      <text:p text:style-name="P2">}</text:p>
      <text:p text:style-name="P2"/>
      <text:p text:style-name="P4">3.</text:p>
      <text:p text:style-name="P4">import java.util.Scanner;</text:p>
      <text:p text:style-name="P4"/>
      <text:p text:style-name="P4">public class Complex</text:p>
      <text:p text:style-name="P4">{</text:p>
      <text:p text:style-name="P4"><text:tab/>double real;</text:p>
      <text:p text:style-name="P4"><text:tab/>double imaginery;</text:p>
      <text:p text:style-name="P4"><text:tab/>static Scanner sc;</text:p>
      <text:p text:style-name="P4"><text:tab/>Complex()</text:p>
      <text:p text:style-name="P4"><text:tab/>{</text:p>
      <text:p text:style-name="P4"><text:tab/><text:tab/>System.out.println("Enter real and imaginary part:");</text:p>
      <text:p text:style-name="P4"><text:tab/><text:tab/>this.real = sc.nextDouble();</text:p>
      <text:p text:style-name="P4"><text:tab/><text:tab/>this.imaginery = sc.nextDouble();</text:p>
      <text:p text:style-name="P4"><text:soft-page-break/><text:tab/>}</text:p>
      <text:p text:style-name="P4"><text:tab/>Complex(double re, double im)</text:p>
      <text:p text:style-name="P4"><text:tab/>{</text:p>
      <text:p text:style-name="P4"><text:tab/><text:tab/>real = re;</text:p>
      <text:p text:style-name="P4"><text:tab/><text:tab/>imaginery = im;</text:p>
      <text:p text:style-name="P4"><text:tab/>}</text:p>
      <text:p text:style-name="P4"><text:tab/>public void display()</text:p>
      <text:p text:style-name="P4"><text:tab/>{</text:p>
      <text:p text:style-name="P4"><text:s text:c="2"/><text:tab/><text:tab/>System.out.println("Complex Number: " + this.real + " + " + this.imaginery + "i");</text:p>
      <text:p text:style-name="P4"><text:tab/>}</text:p>
      <text:p text:style-name="P4"><text:tab/>Complex sum(Complex x)</text:p>
      <text:p text:style-name="P4"><text:tab/>{</text:p>
      <text:p text:style-name="P4"><text:tab/><text:tab/>double r = this.real + x.real;</text:p>
      <text:p text:style-name="P4"><text:tab/><text:tab/>double i = this.imaginery + x.imaginery;</text:p>
      <text:p text:style-name="P4"><text:tab/><text:tab/>return (new Complex(r, i));</text:p>
      <text:p text:style-name="P4"><text:tab/>}</text:p>
      <text:p text:style-name="P4"/>
      <text:p text:style-name="P4"><text:tab/>public static void main(String[] args)</text:p>
      <text:p text:style-name="P4"><text:tab/>{</text:p>
      <text:p text:style-name="P4"><text:tab/><text:tab/>sc = new Scanner(System.in);</text:p>
      <text:p text:style-name="P4"><text:tab/><text:tab/>System.out.println("First complex number");</text:p>
      <text:p text:style-name="P4"><text:tab/><text:tab/>Complex c1 = new Complex();</text:p>
      <text:p text:style-name="P4"><text:tab/><text:tab/>c1.display();</text:p>
      <text:p text:style-name="P4"><text:tab/><text:tab/>System.out.println("\nSecond complex number");</text:p>
      <text:p text:style-name="P4"><text:tab/><text:tab/>Complex c2 = new Complex();</text:p>
      <text:p text:style-name="P4"><text:tab/><text:tab/>c2.display();</text:p>
      <text:p text:style-name="P4"><text:tab/><text:tab/>Complex c = c1.sum(c2);</text:p>
      <text:p text:style-name="P4"><text:tab/><text:tab/>System.out.println("\nSum: ");</text:p>
      <text:p text:style-name="P4"><text:tab/><text:tab/>c.display();</text:p>
      <text:p text:style-name="P4"><text:tab/>}</text:p>
      <text:p text:style-name="P4">}</text:p>
      <text:p text:style-name="P4"/>
      <text:p text:style-name="P4">4.</text:p>
      <text:p text:style-name="P4">import java.util.Scanner;</text:p>
      <text:p text:style-name="P4"/>
      <text:p text:style-name="P4">public class Time</text:p>
      <text:p text:style-name="P4">{</text:p>
      <text:p text:style-name="P4">int min;</text:p>
      <text:p text:style-name="P4">int hour;</text:p>
      <text:p text:style-name="P4"><text:tab/>static Scanner sc;</text:p>
      <text:p text:style-name="P4"><text:tab/>Time()</text:p>
      <text:p text:style-name="P4"><text:tab/>{</text:p>
      <text:p text:style-name="P4"><text:tab/><text:tab/>System.out.println("Enter in hours and minutes:");</text:p>
      <text:p text:style-name="P4"><text:tab/><text:tab/>this.hour = sc.nextInt();</text:p>
      <text:p text:style-name="P4"><text:tab/><text:tab/>this.min = sc.nextInt();</text:p>
      <text:p text:style-name="P4"><text:tab/>}</text:p>
      <text:p text:style-name="P4"/>
      <text:p text:style-name="P4"><text:tab/>Time(int hours, int minutes)</text:p>
      <text:p text:style-name="P4"><text:tab/>{</text:p>
      <text:p text:style-name="P4"><text:tab/><text:tab/>this.hour = hours;</text:p>
      <text:p text:style-name="P4"><text:tab/><text:tab/>this.min = minutes;</text:p>
      <text:p text:style-name="P4"><text:tab/>}</text:p>
      <text:p text:style-name="P4"><text:soft-page-break/><text:tab/>public void display()</text:p>
      <text:p text:style-name="P4"><text:tab/>{</text:p>
      <text:p text:style-name="P4"><text:s text:c="2"/><text:tab/><text:tab/>System.out.println("Time: " + this.hour + "h " + this.min + "m");</text:p>
      <text:p text:style-name="P4"><text:tab/>}</text:p>
      <text:p text:style-name="P4"><text:tab/>Time sum(Time x)</text:p>
      <text:p text:style-name="P4"><text:tab/>{</text:p>
      <text:p text:style-name="P4"><text:tab/><text:tab/>int h = this.hour + x.hour;</text:p>
      <text:p text:style-name="P4"><text:tab/><text:tab/>int m = this.min + x.min;</text:p>
      <text:p text:style-name="P4"><text:tab/><text:tab/>while(m &gt; 60)</text:p>
      <text:p text:style-name="P4"><text:tab/><text:tab/>{</text:p>
      <text:p text:style-name="P4"><text:tab/><text:tab/><text:tab/>h = h + 1;</text:p>
      <text:p text:style-name="P4"><text:tab/><text:tab/><text:tab/>m = m - 60;</text:p>
      <text:p text:style-name="P4"><text:tab/><text:tab/>}</text:p>
      <text:p text:style-name="P4"><text:tab/><text:tab/>if(m == 60)</text:p>
      <text:p text:style-name="P4"><text:tab/><text:tab/>{</text:p>
      <text:p text:style-name="P4"><text:tab/><text:tab/><text:tab/>h = h+1;</text:p>
      <text:p text:style-name="P4"><text:tab/><text:tab/><text:tab/>m = 0;</text:p>
      <text:p text:style-name="P4"><text:tab/><text:tab/>}</text:p>
      <text:p text:style-name="P4"><text:tab/><text:tab/>return (new Time(h, m));</text:p>
      <text:p text:style-name="P4"><text:tab/>}</text:p>
      <text:p text:style-name="P4"/>
      <text:p text:style-name="P4"><text:tab/>public static void main (String[] args)</text:p>
      <text:p text:style-name="P4"><text:tab/>{</text:p>
      <text:p text:style-name="P4"><text:tab/><text:tab/>sc = new Scanner(System.in);</text:p>
      <text:p text:style-name="P4"><text:tab/><text:tab/>System.out.println("Enter time 1");</text:p>
      <text:p text:style-name="P4"><text:tab/><text:tab/>Time t1 = new Time();</text:p>
      <text:p text:style-name="P4"><text:tab/><text:tab/>t1.display();</text:p>
      <text:p text:style-name="P4"/>
      <text:p text:style-name="P4"><text:tab/><text:tab/>System.out.println("\nEnter time 2");</text:p>
      <text:p text:style-name="P4"><text:tab/><text:tab/>System.out.println("Enter in hours and minutes");</text:p>
      <text:p text:style-name="P4"><text:tab/><text:tab/>int h = sc.nextInt();</text:p>
      <text:p text:style-name="P4"><text:tab/><text:tab/>int m = sc.nextInt();</text:p>
      <text:p text:style-name="P4"><text:tab/><text:tab/>Time t2 = new Time(h,m);</text:p>
      <text:p text:style-name="P4"><text:tab/><text:tab/>t2.display();</text:p>
      <text:p text:style-name="P4"/>
      <text:p text:style-name="P4"><text:tab/><text:tab/>Time t = t1.sum(t2);</text:p>
      <text:p text:style-name="P4"><text:tab/><text:tab/>System.out.println("\nTotal time is");</text:p>
      <text:p text:style-name="P4"><text:tab/><text:tab/>t.display();</text:p>
      <text:p text:style-name="P4"><text:tab/>}</text:p>
      <text:p text:style-name="P4">}</text:p>
      <text:p text:style-name="P4"/>
      <text:p text:style-name="P4">5.</text:p>
      <text:p text:style-name="P4">import java.util.*;</text:p>
      <text:p text:style-name="P4"/>
      <text:p text:style-name="P4">public class Account</text:p>
      <text:p text:style-name="P4">{</text:p>
      <text:p text:style-name="P4"><text:tab/>String name;</text:p>
      <text:p text:style-name="P4"><text:tab/>int acnum;</text:p>
      <text:p text:style-name="P4"><text:tab/>int iniAmount;</text:p>
      <text:p text:style-name="P4"><text:tab/>String address;</text:p>
      <text:p text:style-name="P4"><text:tab/>String accType;</text:p>
      <text:p text:style-name="P4"><text:tab/>int balance;</text:p>
      <text:p text:style-name="P4"><text:soft-page-break/><text:tab/>static Scanner sc;</text:p>
      <text:p text:style-name="P4"/>
      <text:p text:style-name="P4"><text:tab/>Account(String n, int no, int iam)</text:p>
      <text:p text:style-name="P4"><text:tab/>{</text:p>
      <text:p text:style-name="P4"><text:tab/>name = n;</text:p>
      <text:p text:style-name="P4"><text:tab/>acnum = no;</text:p>
      <text:p text:style-name="P4"><text:tab/>balance = iniAmount = iam;</text:p>
      <text:p text:style-name="P4"><text:tab/>}</text:p>
      <text:p text:style-name="P4"><text:tab/>Account(String n, int no, String ad, String t, int b)</text:p>
      <text:p text:style-name="P4"><text:tab/>{</text:p>
      <text:p text:style-name="P4"><text:tab/>this.name = n;</text:p>
      <text:p text:style-name="P4"><text:tab/>this.acnum = no;</text:p>
      <text:p text:style-name="P4"><text:tab/>address = ad;</text:p>
      <text:p text:style-name="P4"><text:tab/>accType = t;</text:p>
      <text:p text:style-name="P4"><text:tab/>balance = b;</text:p>
      <text:p text:style-name="P4"><text:tab/>}</text:p>
      <text:p text:style-name="P4"><text:tab/>public void display(Account a)</text:p>
      <text:p text:style-name="P4"><text:tab/>{</text:p>
      <text:p text:style-name="P4"><text:tab/><text:tab/>System.out.println("\n *Account holder name :" + a.name +"\n *Initial Amount :" + a.iniAmount+"\n *Account number :" +a.acnum+"\n *Address :"+a.address+"\n *Account Type :" +a.accType+"\n *Current Amount" + a.balance);</text:p>
      <text:p text:style-name="P4"><text:tab/>}</text:p>
      <text:p text:style-name="P4"><text:tab/>public int deposit(Account a)</text:p>
      <text:p text:style-name="P4"><text:tab/>{</text:p>
      <text:p text:style-name="P4"><text:tab/><text:tab/>System.out.println("Enter amount to be deposited");</text:p>
      <text:p text:style-name="P4"><text:tab/><text:tab/>int dep = sc.nextInt();</text:p>
      <text:p text:style-name="P4"><text:tab/><text:tab/>System.out.println("Enter 3 digit PIN:");</text:p>
      <text:p text:style-name="P4"><text:tab/><text:tab/>int pin = sc.nextInt();</text:p>
      <text:p text:style-name="P4"><text:tab/><text:tab/>if(pin == 001)</text:p>
      <text:p text:style-name="P4"><text:tab/><text:tab/>{</text:p>
      <text:p text:style-name="P4"><text:tab/><text:tab/><text:tab/>return (a.balance + dep);</text:p>
      <text:p text:style-name="P4"><text:tab/><text:tab/>}</text:p>
      <text:p text:style-name="P4"><text:tab/><text:tab/>else if(pin == 002)</text:p>
      <text:p text:style-name="P4"><text:tab/><text:tab/>{</text:p>
      <text:p text:style-name="P4"><text:tab/><text:tab/><text:tab/>return(a.balance + dep);<text:tab/></text:p>
      <text:p text:style-name="P4"><text:tab/><text:tab/>}</text:p>
      <text:p text:style-name="P4"><text:tab/><text:tab/>else</text:p>
      <text:p text:style-name="P4"><text:tab/><text:tab/>{</text:p>
      <text:p text:style-name="P4"><text:tab/><text:tab/>System.out.println("Wrong Pin!!");</text:p>
      <text:p text:style-name="P4"><text:tab/><text:tab/>return 1;</text:p>
      <text:p text:style-name="P4"><text:tab/><text:tab/>}</text:p>
      <text:p text:style-name="P4"><text:tab/>}</text:p>
      <text:p text:style-name="P4"><text:tab/>public int withdraw(Account a)</text:p>
      <text:p text:style-name="P4"><text:tab/>{</text:p>
      <text:p text:style-name="P4"><text:tab/><text:tab/>System.out.println("Enter amount to be withdrawn");</text:p>
      <text:p text:style-name="P4"><text:tab/><text:tab/>int dep = sc.nextInt();</text:p>
      <text:p text:style-name="P4"><text:tab/><text:tab/>System.out.println("Enter 3 digit PIN:");</text:p>
      <text:p text:style-name="P4"><text:tab/><text:tab/>int pin = sc.nextInt();</text:p>
      <text:p text:style-name="P4"><text:tab/><text:tab/>if(pin == 001)</text:p>
      <text:p text:style-name="P4"><text:tab/><text:tab/>{</text:p>
      <text:p text:style-name="P4"><text:tab/><text:tab/><text:tab/>return (a.balance - dep);</text:p>
      <text:p text:style-name="P4"><text:tab/><text:tab/>}</text:p>
      <text:p text:style-name="P4"><text:soft-page-break/><text:tab/><text:tab/>else if(pin == 002)</text:p>
      <text:p text:style-name="P4"><text:tab/><text:tab/>{</text:p>
      <text:p text:style-name="P4"><text:tab/><text:tab/><text:tab/>return(a.balance - dep);<text:tab/></text:p>
      <text:p text:style-name="P4"><text:tab/><text:tab/>}</text:p>
      <text:p text:style-name="P4"><text:tab/><text:tab/>else</text:p>
      <text:p text:style-name="P4"><text:tab/><text:tab/>{</text:p>
      <text:p text:style-name="P4"><text:tab/><text:tab/>System.out.println("Wrong Pin!!");</text:p>
      <text:p text:style-name="P4"><text:tab/><text:tab/>return 1;</text:p>
      <text:p text:style-name="P4"><text:tab/><text:tab/>}</text:p>
      <text:p text:style-name="P4"><text:tab/>}</text:p>
      <text:p text:style-name="P4"><text:tab/>public void getBalance(int g)</text:p>
      <text:p text:style-name="P4"><text:tab/>{</text:p>
      <text:p text:style-name="P4"><text:tab/><text:tab/>System.out.println("Enter 3 digit PIN:");</text:p>
      <text:p text:style-name="P4"><text:tab/><text:tab/>int pin = sc.nextInt();</text:p>
      <text:p text:style-name="P4"><text:tab/><text:tab/>if(pin == 001)</text:p>
      <text:p text:style-name="P4"><text:tab/><text:tab/>{</text:p>
      <text:p text:style-name="P4"><text:tab/><text:tab/><text:tab/>System.out.println("Balance: "+g);</text:p>
      <text:p text:style-name="P4"><text:tab/><text:tab/>}</text:p>
      <text:p text:style-name="P4"><text:tab/><text:tab/>else if(pin == 002)</text:p>
      <text:p text:style-name="P4"><text:tab/><text:tab/>{</text:p>
      <text:p text:style-name="P4"><text:tab/><text:tab/><text:tab/>System.out.println("Balance: "+g);</text:p>
      <text:p text:style-name="P4"><text:tab/><text:tab/>}</text:p>
      <text:p text:style-name="P4"><text:tab/>}</text:p>
      <text:p text:style-name="P4"/>
      <text:p text:style-name="P4"><text:tab/>public static void main(String[] args)</text:p>
      <text:p text:style-name="P4"><text:tab/>{</text:p>
      <text:p text:style-name="P4"><text:tab/><text:tab/>sc = new Scanner(System.in);</text:p>
      <text:p text:style-name="P4"><text:tab/><text:tab/>int a;</text:p>
      <text:p text:style-name="P4"><text:tab/><text:tab/>System.out.println("Account 1");</text:p>
      <text:p text:style-name="P4"><text:tab/><text:tab/>System.out.println("ENTER: \n *Account holder name\n *Account number\n *Initial Amount");</text:p>
      <text:p text:style-name="P4"><text:tab/><text:tab/>String x = sc.nextLine();</text:p>
      <text:p text:style-name="P4"><text:tab/><text:tab/>int y = sc.nextInt();</text:p>
      <text:p text:style-name="P4"><text:tab/><text:tab/>int z = sc.nextInt();</text:p>
      <text:p text:style-name="P4"><text:tab/><text:tab/>sc.nextLine();</text:p>
      <text:p text:style-name="P4"><text:tab/><text:tab/>Account a1 = new Account(x,y,z);</text:p>
      <text:p text:style-name="P4"/>
      <text:p text:style-name="P4"><text:tab/><text:tab/>System.out.println("Account 2");</text:p>
      <text:p text:style-name="P4"><text:tab/><text:tab/>System.out.println("ENTER: \n *Account holder name\n *Account number\n *Address\n *Account Type\n *Current Amount");</text:p>
      <text:p text:style-name="P4"><text:tab/><text:tab/>String m = sc.nextLine();</text:p>
      <text:p text:style-name="P4"><text:tab/><text:tab/>int n = sc.nextInt();</text:p>
      <text:p text:style-name="P4"><text:tab/><text:tab/>sc.nextLine();</text:p>
      <text:p text:style-name="P4"><text:tab/><text:tab/>String o = sc.nextLine();</text:p>
      <text:p text:style-name="P4"><text:tab/><text:tab/>String p = sc.nextLine();</text:p>
      <text:p text:style-name="P4"><text:tab/><text:tab/>int q = sc.nextInt();</text:p>
      <text:p text:style-name="P4"><text:tab/><text:tab/>Account a2 = new Account(m,n,o,p,q);</text:p>
      <text:p text:style-name="P4"/>
      <text:p text:style-name="P4"><text:tab/><text:tab/>int l, choice;</text:p>
      <text:p text:style-name="P4"><text:tab/><text:tab/>do</text:p>
      <text:p text:style-name="P4"><text:tab/><text:tab/>{</text:p>
      <text:p text:style-name="P4"><text:soft-page-break/><text:tab/><text:tab/>System.out.println("MENU\n1.Deposit\n2.Withdraw\n3.Get Balance\n4.Display\n5.EXIT");</text:p>
      <text:p text:style-name="P4"><text:tab/><text:tab/>choice = sc.nextInt();</text:p>
      <text:p text:style-name="P4"><text:tab/><text:tab/>switch(choice)</text:p>
      <text:p text:style-name="P4"><text:tab/><text:tab/>{</text:p>
      <text:p text:style-name="P4"><text:tab/><text:tab/><text:tab/>case 1:</text:p>
      <text:p text:style-name="P4"><text:tab/><text:tab/><text:tab/><text:tab/>System.out.println("Choose account 1 or 2?");</text:p>
      <text:p text:style-name="P4"><text:tab/><text:tab/><text:tab/><text:tab/>a = sc.nextInt();</text:p>
      <text:p text:style-name="P4"><text:tab/><text:tab/><text:tab/><text:tab/>if(a == 1)</text:p>
      <text:p text:style-name="P4"><text:tab/><text:tab/><text:tab/><text:tab/>{</text:p>
      <text:p text:style-name="P4"><text:tab/><text:tab/><text:tab/><text:tab/>a1.balance = a1.deposit(a1);</text:p>
      <text:p text:style-name="P4"><text:tab/><text:tab/><text:tab/><text:tab/>}</text:p>
      <text:p text:style-name="P4"><text:tab/><text:tab/><text:tab/><text:tab/>else if(a == 2)</text:p>
      <text:p text:style-name="P4"><text:tab/><text:tab/><text:tab/><text:tab/>{</text:p>
      <text:p text:style-name="P4"><text:tab/><text:tab/><text:tab/><text:tab/>a2.balance = a2.deposit(a2);</text:p>
      <text:p text:style-name="P4"><text:tab/><text:tab/><text:tab/><text:tab/>}</text:p>
      <text:p text:style-name="P4"><text:tab/><text:tab/><text:tab/><text:tab/>else</text:p>
      <text:p text:style-name="P4"><text:tab/><text:tab/><text:tab/><text:tab/>{</text:p>
      <text:p text:style-name="P4"><text:tab/><text:tab/><text:tab/><text:tab/>System.out.println("Error!");</text:p>
      <text:p text:style-name="P4"><text:tab/><text:tab/><text:tab/><text:tab/>}</text:p>
      <text:p text:style-name="P4"><text:tab/><text:tab/><text:tab/>break;</text:p>
      <text:p text:style-name="P4"/>
      <text:p text:style-name="P4"><text:tab/><text:tab/><text:tab/>case 2:</text:p>
      <text:p text:style-name="P4"><text:tab/><text:tab/><text:tab/><text:tab/>System.out.println("Choose account 1 or 2?");</text:p>
      <text:p text:style-name="P4"><text:tab/><text:tab/><text:tab/><text:tab/>a = sc.nextInt();</text:p>
      <text:p text:style-name="P4"><text:tab/><text:tab/><text:tab/><text:tab/>if(a == 1)</text:p>
      <text:p text:style-name="P4"><text:tab/><text:tab/><text:tab/><text:tab/>{</text:p>
      <text:p text:style-name="P4"><text:tab/><text:tab/><text:tab/><text:tab/>a1.balance = a1.withdraw(a1);</text:p>
      <text:p text:style-name="P4"><text:tab/><text:tab/><text:tab/><text:tab/>}</text:p>
      <text:p text:style-name="P4"><text:tab/><text:tab/><text:tab/><text:tab/>else if(a == 2)</text:p>
      <text:p text:style-name="P4"><text:tab/><text:tab/><text:tab/><text:tab/>{</text:p>
      <text:p text:style-name="P4"><text:tab/><text:tab/><text:tab/><text:tab/>a2.balance = a2.withdraw(a2);</text:p>
      <text:p text:style-name="P4"><text:tab/><text:tab/><text:tab/><text:tab/>}</text:p>
      <text:p text:style-name="P4"><text:tab/><text:tab/><text:tab/><text:tab/>else</text:p>
      <text:p text:style-name="P4"><text:tab/><text:tab/><text:tab/><text:tab/>{</text:p>
      <text:p text:style-name="P4"><text:tab/><text:tab/><text:tab/><text:tab/>System.out.println("Error!");</text:p>
      <text:p text:style-name="P4"><text:tab/><text:tab/><text:tab/><text:tab/>}</text:p>
      <text:p text:style-name="P4"><text:tab/><text:tab/><text:tab/><text:tab/>break;</text:p>
      <text:p text:style-name="P4"/>
      <text:p text:style-name="P4"><text:tab/><text:tab/><text:tab/>case 3:</text:p>
      <text:p text:style-name="P4"><text:tab/><text:tab/><text:tab/><text:tab/>System.out.println("Choose account 1 or 2?");</text:p>
      <text:p text:style-name="P4"><text:tab/><text:tab/><text:tab/><text:tab/>a = sc.nextInt();</text:p>
      <text:p text:style-name="P4"><text:tab/><text:tab/><text:tab/><text:tab/>if(a == 1)</text:p>
      <text:p text:style-name="P4"><text:tab/><text:tab/><text:tab/><text:tab/>{</text:p>
      <text:p text:style-name="P4"><text:tab/><text:tab/><text:tab/><text:tab/>a1.getBalance(a1.balance);</text:p>
      <text:p text:style-name="P4"><text:tab/><text:tab/><text:tab/><text:tab/>}</text:p>
      <text:p text:style-name="P4"><text:tab/><text:tab/><text:tab/><text:tab/>else if(a == 2)</text:p>
      <text:p text:style-name="P4"><text:tab/><text:tab/><text:tab/><text:tab/>{</text:p>
      <text:p text:style-name="P4"><text:tab/><text:tab/><text:tab/><text:tab/>a2.getBalance(a2.balance);</text:p>
      <text:p text:style-name="P4"><text:tab/><text:tab/><text:tab/><text:tab/>}</text:p>
      <text:p text:style-name="P4"><text:tab/><text:tab/><text:tab/><text:tab/>else</text:p>
      <text:p text:style-name="P4"><text:tab/><text:tab/><text:tab/><text:tab/>{</text:p>
      <text:p text:style-name="P4"><text:soft-page-break/><text:tab/><text:tab/><text:tab/><text:tab/>System.out.println("Error!");</text:p>
      <text:p text:style-name="P4"><text:tab/><text:tab/><text:tab/><text:tab/>}</text:p>
      <text:p text:style-name="P4"><text:tab/><text:tab/><text:tab/><text:tab/>break;</text:p>
      <text:p text:style-name="P4"><text:tab/><text:tab/><text:tab/>case 4:</text:p>
      <text:p text:style-name="P4"><text:tab/><text:tab/><text:tab/><text:tab/>System.out.println("Choose account 1 or 2?");</text:p>
      <text:p text:style-name="P4"><text:tab/><text:tab/><text:tab/><text:tab/>a = sc.nextInt();</text:p>
      <text:p text:style-name="P4"><text:tab/><text:tab/><text:tab/><text:tab/>if(a == 1)</text:p>
      <text:p text:style-name="P4"><text:tab/><text:tab/><text:tab/><text:tab/>{</text:p>
      <text:p text:style-name="P4"><text:tab/><text:tab/><text:tab/><text:tab/>a1.display(a1);</text:p>
      <text:p text:style-name="P4"><text:tab/><text:tab/><text:tab/><text:tab/>}</text:p>
      <text:p text:style-name="P4"><text:tab/><text:tab/><text:tab/><text:tab/>else if(a == 2)</text:p>
      <text:p text:style-name="P4"><text:tab/><text:tab/><text:tab/><text:tab/>{</text:p>
      <text:p text:style-name="P4"><text:tab/><text:tab/><text:tab/><text:tab/>a2.display(a2);</text:p>
      <text:p text:style-name="P4"><text:tab/><text:tab/><text:tab/><text:tab/>}</text:p>
      <text:p text:style-name="P4"><text:tab/><text:tab/><text:tab/><text:tab/>else</text:p>
      <text:p text:style-name="P4"><text:tab/><text:tab/><text:tab/><text:tab/>{</text:p>
      <text:p text:style-name="P4"><text:tab/><text:tab/><text:tab/><text:tab/>System.out.println("Error!");</text:p>
      <text:p text:style-name="P4"><text:tab/><text:tab/><text:tab/><text:tab/>}</text:p>
      <text:p text:style-name="P4"><text:tab/><text:tab/><text:tab/><text:tab/>break;</text:p>
      <text:p text:style-name="P4"><text:tab/><text:tab/><text:tab/>default:</text:p>
      <text:p text:style-name="P4"><text:tab/><text:tab/><text:tab/>System.out.println("****");</text:p>
      <text:p text:style-name="P4"><text:tab/><text:tab/><text:tab/>}</text:p>
      <text:p text:style-name="P4"><text:tab/><text:tab/><text:tab/>System.out.println("Continue?");</text:p>
      <text:p text:style-name="P4"><text:tab/><text:tab/><text:tab/>l = sc.nextInt();</text:p>
      <text:p text:style-name="P4"><text:tab/><text:tab/>}</text:p>
      <text:p text:style-name="P4"><text:tab/><text:tab/>while(l==1);</text:p>
      <text:p text:style-name="P4"><text:tab/><text:tab/>System.out.println("\nTHANK YOU!");</text:p>
      <text:p text:style-name="P4"><text:tab/>}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0-04T15:00:03.082015194</meta:creation-date>
    <dc:date>2023-10-18T21:41:21.061574035</dc:date>
    <meta:editing-duration>PT2M31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0" meta:paragraph-count="463" meta:word-count="1159" meta:character-count="8764" meta:non-whitespace-character-count="7153"/>
  </office:meta>
</office:document-meta>
</file>